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rsid="0014f588" officeooo:paragraph-rsid="0014f588" style:font-size-asian="24pt" style:font-size-complex="24pt"/>
    </style:style>
    <style:style style:name="P2" style:family="paragraph" style:parent-style-name="Text_20_body">
      <style:text-properties officeooo:rsid="000bdc4f" officeooo:paragraph-rsid="0010a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ille de nombre</text:p>
      <text:p text:style-name="P2"/>
      <text:p text:style-name="Text_20_body">Le nombre {n} est {#if n&lt;5}petit{:else}grand{/if}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4-30T17:30:42.273319641</dc:date>
    <meta:editing-duration>PT4M53S</meta:editing-duration>
    <meta:editing-cycles>10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" meta:word-count="9" meta:character-count="66" meta:non-whitespace-character-count="59"/>
  </office:meta>
</office:document-meta>
</file>